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G2:.G26];[.A31];[.I2:.I26];1);COUNTIFS([.G2:.G26];[.A31];[.J2:.J26];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G3:.G27];[.A32];[.I3:.I27];1);COUNTIFS([.G3:.G27];[.A32];[.J3:.J27];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G4:.G28];[.A33];[.I4:.I28];1);COUNTIFS([.G4:.G28];[.A33];[.J4:.J28];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3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3:03.53</dc:date>
    <meta:editing-duration>PT1H1M16S</meta:editing-duration>
    <meta:editing-cycles>7</meta:editing-cycles>
    <meta:document-statistic meta:table-count="1" meta:cell-count="284" meta:object-count="0"/>
  </office:meta>
</office:document-meta>
</file>